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er Biosciences AB </text:p>
      <text:p text:style-name="P3">Org. nr. 556755-7763</text:p>
      <text:p text:style-name="P3"/>
      <text:p text:style-name="P9">Protokoll fört vid årsstämma med aktieägaren i Amber Biosciences AB ,<text:span text:style-name="T2"> Lund 2020- August 10</text:span></text:p>
      <text:p text:style-name="P4"/>
      <text:p text:style-name="P4"/>
      <text:p text:style-name="P9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6">Elias Moberger <text:s text:c="18"/>0 <text:s text:c="12"/>0</text:p>
      <text:p text:style-name="P6">Morten Krogh <text:s text:c="20"/>1000 <text:s text:c="9"/>1000</text:p>
      <text:p text:style-name="P6"><text:s text:c="32"/>===== <text:s text:c="8"/>=====</text:p>
      <text:p text:style-name="P6"><text:s text:c="32"/>1.000 <text:s text:c="8"/>1.000 </text:p>
      <text:p text:style-name="P6"/>
      <text:p text:style-name="P7"/>
      <text:p text:style-name="P6">Samtliga aktier i bolaget var således representerade. </text:p>
      <text:p text:style-name="P1"><text:s/></text:p>
      <text:p text:style-name="P9"><text:span text:style-name="T3">Vid protokollet</text:span><text:span text:style-name="T1">: </text:span></text:p>
      <text:p text:style-name="P6">Morten Krogh</text:p>
      <text:p text:style-name="P1"/>
      <text:p text:style-name="P2"/>
      <text:p text:style-name="P6"><text:s text:c="31"/>§ 1 </text:p>
      <text:p text:style-name="P9"><text:span text:style-name="T3">Beslöts</text:span><text:span text:style-name="T1">: </text:span></text:p>
      <text:p text:style-name="P6">att <text:s/>utse Morten Krogh till ordförande vid stämman, </text:p>
      <text:p text:style-name="P6">att <text:s/>godkänna dagordningen,</text:p>
      <text:p text:style-name="P6">att <text:s/>godkänna förestående förteckning såsom röstlängd vid </text:p>
      <text:p text:style-name="P6"><text:s text:c="5"/>stämman, </text:p>
      <text:p text:style-name="P6">att <text:s/>stämman skulle anses vara i laga ordning utlyst samt </text:p>
      <text:p text:style-name="P6">att <text:s/>dagens protokoll skulle justeras av Ann-Sofie Albrekt. </text:p>
      <text:p text:style-name="P6"/>
      <text:p text:style-name="P6"><text:s/></text:p>
      <text:p text:style-name="P6"/>
      <text:p text:style-name="P6"><text:s text:c="31"/>§ 2 </text:p>
      <text:p text:style-name="P6"/>
      <text:p text:style-name="P6">Föredrogs årsredovisningen och revisionsberättelsen för </text:p>
      <text:p text:style-name="P6">räkenskapsåret 2019-05-01--2020-04-30. </text:p>
      <text:p text:style-name="P1"><text:s/></text:p>
      <text:p text:style-name="P9"><text:span text:style-name="T3">Beslöts</text:span><text:span text:style-name="T1">: </text:span></text:p>
      <text:p text:style-name="P6">att <text:s/>fastställa resultaträkningen och balansräkningen, </text:p>
      <text:p text:style-name="P6">att <text:s/>disponera vinsten enligt förslaget i förvaltnings-</text:p>
      <text:p text:style-name="P6"><text:s text:c="5"/>berättelsen,</text:p>
      <text:p text:style-name="P6">att <text:s/>bevilja vinstutdelning enligt förslaget i förvaltnings-</text:p>
      <text:p text:style-name="P6"><text:s text:c="5"/>berättelsen samt</text:p>
      <text:p text:style-name="P6">att <text:s/>bevilja styrelsens ledamöter ansvarsfrihet för räken-</text:p>
      <text:p text:style-name="P6"><text:s text:c="5"/>skapsåret.</text:p>
      <text:p text:style-name="P6"/>
      <text:p text:style-name="P6"/>
      <text:p text:style-name="P6"><text:s text:c="28"/>§ 3</text:p>
      <text:p text:style-name="P9"><text:span text:style-name="T3">Beslöts</text:span><text:span text:style-name="T1">: </text:span></text:p>
      <text:p text:style-name="P6">att <text:s/>arvode inte skulle utgå till styrelsen. </text:p>
      <text:p text:style-name="P6"/>
      <text:p text:style-name="P10"/>
      <text:p text:style-name="P6"><text:s text:c="30"/>§ 4</text:p>
      <text:p text:style-name="P6"/>
      <text:p text:style-name="P6">Till styrelse valdes: </text:p>
      <text:p text:style-name="P6"><text:s/></text:p>
      <text:p text:style-name="P9"><text:span text:style-name="T3">till styrelseledamot</text:span><text:span text:style-name="T1">: <text:s text:c="11"/>Morten Krogh</text:span></text:p>
      <text:p text:style-name="P9"><text:span text:style-name="T3">till styrelseledamot</text:span><text:span text:style-name="T1">: <text:s text:c="11"/>Ann-Sofie Albrekt</text:span></text:p>
      <text:p text:style-name="P5"><text:span text:style-name="T5">till styrelseledamot</text:span><text:span text:style-name="T4">: <text:s text:c="11"/>Elias Moberger</text:span></text:p>
      <text:p text:style-name="P5"/>
      <text:p text:style-name="P6"/>
      <text:p text:style-name="P8"/>
      <text:p text:style-name="P8"/>
      <text:p text:style-name="P6"><text:s text:c="30"/>§ 5 </text:p>
      <text:p text:style-name="P6"/>
      <text:p text:style-name="P6">Det antecknades att samtliga vid stämman fattade beslut </text:p>
      <text:p text:style-name="P6">varit enhälliga. </text:p>
      <text:p text:style-name="P6"><text:s/></text:p>
      <text:p text:style-name="P6"/>
      <text:p text:style-name="P6">Vidare förekom ej. </text:p>
      <text:p text:style-name="P6"><text:s/></text:p>
      <text:p text:style-name="P6"/>
      <text:p text:style-name="P6">Lund som ovan</text:p>
      <text:p text:style-name="P6"><text:s/></text:p>
      <text:p text:style-name="P6">Morten Krogh </text:p>
      <text:p text:style-name="P6"/>
      <text:p text:style-name="P6"/>
      <text:p text:style-name="P6"/>
      <text:p text:style-name="P6">Justerat: </text:p>
      <text:p text:style-name="P6"/>
      <text:p text:style-name="P6"/>
      <text:p text:style-name="P6">Elias Mober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6-12-12T09:15:00</meta:creation-date>
    <dc:date>2020-08-09T17:49:01</dc:date>
    <meta:print-date>2006-05-22T16:50:00</meta:print-date>
    <meta:editing-cycles>17</meta:editing-cycles>
    <meta:editing-duration>PT2H47M40S</meta:editing-duration>
    <meta:generator>OpenOffice/4.1.3$Unix OpenOffice.org_project/413m1$Build-9783</meta:generator>
    <dc:creator>Morten Krogh</dc:creator>
    <meta:document-statistic meta:table-count="0" meta:image-count="0" meta:object-count="0" meta:page-count="2" meta:paragraph-count="53" meta:word-count="178" meta:character-count="1666"/>
  </office:meta>
</office:document-meta>
</file>